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text-align="center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" style:family="paragraph" style:parent-style-name="List_20_Paragraph">
      <style:paragraph-properties fo:margin-left="11.43cm" fo:margin-right="0cm" fo:text-indent="0cm" style:auto-text-indent="false"/>
    </style:style>
    <style:style style:name="P3" style:family="paragraph" style:parent-style-name="List_20_Paragraph">
      <style:paragraph-properties fo:margin-left="12.7cm" fo:margin-right="1.429cm" fo:text-align="center" style:justify-single-word="false" fo:text-indent="1.27cm" style:auto-text-indent="false"/>
      <style:text-properties style:font-name="Times New Roman" fo:font-size="12pt" officeooo:rsid="0012fa9c" officeooo:paragraph-rsid="0012fa9c" style:font-name-asian="PMingLiU" style:font-size-asian="12pt" style:language-asian="zh" style:country-asian="TW" style:font-name-complex="Times New Roman1" style:font-size-complex="12pt"/>
    </style:style>
    <style:style style:name="P4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5" style:family="paragraph" style:parent-style-name="List_20_Paragraph">
      <style:paragraph-properties fo:margin-left="0cm" fo:margin-right="0.582cm" fo:text-indent="0cm" style:auto-text-indent="false"/>
    </style:style>
    <style:style style:name="P6" style:family="paragraph" style:parent-style-name="List_20_Paragraph">
      <style:paragraph-properties fo:margin-left="0cm" fo:margin-right="0.582cm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ac850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rsid="001db2ef" officeooo:paragraph-rsid="001db2ef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normal" officeooo:paragraph-rsid="001351e1" style:font-weight-asian="normal" style:font-weight-complex="normal"/>
    </style:style>
    <style:style style:name="P17" style:family="paragraph" style:parent-style-name="List_20_Paragraph">
      <style:paragraph-properties fo:text-align="end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8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size="12pt" officeooo:paragraph-rsid="001351e1" style:font-name-asian="PMingLiU" style:font-size-asian="12pt" style:language-asian="zh" style:country-asian="TW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officeooo:rsid="001ac850" officeooo:paragraph-rsid="001ac850" style:font-name-asian="PMingLiU" style:font-size-asian="12pt" style:language-asian="zh" style:country-asian="TW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officeooo:rsid="0018a347" officeooo:paragraph-rsid="001ac850" style:font-name-asian="PMingLiU" style:font-size-asian="12pt" style:language-asian="zh" style:country-asian="TW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3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4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5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2ce27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136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b8bc9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2de20c" style:font-size-asian="12pt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name-asian="PMingLiU" style:font-size-asian="12pt" style:language-asian="zh" style:country-asian="TW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141361" style:font-name-asian="PMingLiU" style:font-size-asian="12pt" style:language-asian="zh" style:country-asian="TW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21731b" style:font-name-asian="PMingLiU" style:font-size-asian="12pt" style:language-asian="zh" style:country-asian="TW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22468a" style:font-name-asian="PMingLiU" style:font-size-asian="12pt" style:language-asian="zh" style:country-asian="TW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2be0ef" style:font-name-asian="PMingLiU" style:font-size-asian="12pt" style:language-asian="zh" style:country-asian="TW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2f62ab" style:font-name-asian="PMingLiU" style:font-size-asian="12pt" style:language-asian="zh" style:country-asian="TW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officeooo:rsid="0018a347" style:font-name-asian="PMingLiU" style:font-size-asian="12pt" style:language-asian="zh" style:country-asian="TW" style:font-name-complex="Times New Roman1" style:font-size-complex="12pt"/>
    </style:style>
    <style:style style:name="T15" style:family="text"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T16" style:family="text">
      <style:text-properties style:font-name="Times New Roman" fo:font-size="12pt" officeooo:rsid="001351e1" style:font-name-asian="PMingLiU" style:font-size-asian="12pt" style:language-asian="zh" style:country-asian="TW" style:font-name-complex="Times New Roman1" style:font-size-complex="12pt"/>
    </style:style>
    <style:style style:name="T17" style:family="text">
      <style:text-properties style:font-name="Times New Roman" fo:font-size="12pt" officeooo:rsid="0012ce27" style:font-name-asian="PMingLiU" style:font-size-asian="12pt" style:language-asian="zh" style:country-asian="TW" style:font-name-complex="Times New Roman1" style:font-size-complex="12pt"/>
    </style:style>
    <style:style style:name="T18" style:family="text">
      <style:text-properties style:font-name="Times New Roman" fo:font-size="12pt" officeooo:rsid="001850a6" style:font-name-asian="PMingLiU" style:font-size-asian="12pt" style:language-asian="zh" style:country-asian="TW" style:font-name-complex="Times New Roman1" style:font-size-complex="12pt"/>
    </style:style>
    <style:style style:name="T19" style:family="text">
      <style:text-properties style:font-name="Times New Roman" fo:font-size="12pt" officeooo:rsid="00175197" style:font-name-asian="PMingLiU" style:font-size-asian="12pt" style:language-asian="zh" style:country-asian="TW" style:font-name-complex="Times New Roman1" style:font-size-complex="12pt"/>
    </style:style>
    <style:style style:name="T20" style:family="text">
      <style:text-properties style:font-name="Times New Roman" fo:font-size="12pt" officeooo:rsid="0018a347" style:font-name-asian="PMingLiU" style:font-size-asian="12pt" style:language-asian="zh" style:country-asian="TW" style:font-name-complex="Times New Roman1" style:font-size-complex="12pt"/>
    </style:style>
    <style:style style:name="T21" style:family="text">
      <style:text-properties style:font-name="Times New Roman" fo:font-size="12pt" officeooo:rsid="001a4ba4" style:font-name-asian="PMingLiU" style:font-size-asian="12pt" style:language-asian="zh" style:country-asian="TW" style:font-name-complex="Times New Roman1" style:font-size-complex="12pt"/>
    </style:style>
    <style:style style:name="T22" style:family="text">
      <style:text-properties style:font-name="Times New Roman" fo:font-size="12pt" officeooo:rsid="001ac850" style:font-name-asian="PMingLiU" style:font-size-asian="12pt" style:language-asian="zh" style:country-asian="TW" style:font-name-complex="Times New Roman1" style:font-size-complex="12pt"/>
    </style:style>
    <style:style style:name="T23" style:family="text">
      <style:text-properties style:font-name="Times New Roman" fo:font-size="12pt" officeooo:rsid="001d71b7" style:font-name-asian="PMingLiU" style:font-size-asian="12pt" style:language-asian="zh" style:country-asian="TW" style:font-name-complex="Times New Roman1" style:font-size-complex="12pt"/>
    </style:style>
    <style:style style:name="T24" style:family="text">
      <style:text-properties style:font-name="Times New Roman" fo:font-size="12pt" officeooo:rsid="001fa920" style:font-name-asian="PMingLiU" style:font-size-asian="12pt" style:language-asian="zh" style:country-asian="TW" style:font-name-complex="Times New Roman1" style:font-size-complex="12pt"/>
    </style:style>
    <style:style style:name="T25" style:family="text">
      <style:text-properties style:font-name="Times New Roman" fo:font-size="12pt" officeooo:rsid="0021731b" style:font-name-asian="PMingLiU" style:font-size-asian="12pt" style:language-asian="zh" style:country-asian="TW" style:font-name-complex="Times New Roman1" style:font-size-complex="12pt"/>
    </style:style>
    <style:style style:name="T26" style:family="text">
      <style:text-properties style:font-name="Times New Roman" fo:font-size="12pt" officeooo:rsid="002699b3" style:font-name-asian="PMingLiU" style:font-size-asian="12pt" style:language-asian="zh" style:country-asian="TW" style:font-name-complex="Times New Roman1" style:font-size-complex="12pt"/>
    </style:style>
    <style:style style:name="T27" style:family="text">
      <style:text-properties style:font-name="Times New Roman" fo:font-size="12pt" officeooo:rsid="002a23ed" style:font-name-asian="PMingLiU" style:font-size-asian="12pt" style:language-asian="zh" style:country-asian="TW" style:font-name-complex="Times New Roman1" style:font-size-complex="12pt"/>
    </style:style>
    <style:style style:name="T28" style:family="text">
      <style:text-properties style:font-name="Times New Roman" fo:font-size="12pt" officeooo:rsid="002b38c4" style:font-name-asian="PMingLiU" style:font-size-asian="12pt" style:language-asian="zh" style:country-asian="TW" style:font-name-complex="Times New Roman1" style:font-size-complex="12pt"/>
    </style:style>
    <style:style style:name="T29" style:family="text">
      <style:text-properties style:font-name="Times New Roman" fo:font-size="12pt" officeooo:rsid="002d0a7c" style:font-name-asian="PMingLiU" style:font-size-asian="12pt" style:language-asian="zh" style:country-asian="TW" style:font-name-complex="Times New Roman1" style:font-size-complex="12pt"/>
    </style:style>
    <style:style style:name="T30" style:family="text">
      <style:text-properties style:font-name="Times New Roman" fo:font-size="12pt" officeooo:rsid="002f62ab" style:font-name-asian="PMingLiU" style:font-size-asian="12pt" style:language-asian="zh" style:country-asian="TW" style:font-name-complex="Times New Roman1" style:font-size-complex="12pt"/>
    </style:style>
    <style:style style:name="T31" style:family="text">
      <style:text-properties officeooo:rsid="002f62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PUBLIC OF THE PHILIPPINES)</text:p>
      <text:p text:style-name="P16"><text:span text:style-name="T16">MARIKINA CITY</text:span><text:span text:style-name="T17"><text:tab/><text:tab/><text:tab/><text:tab/></text:span><text:span text:style-name="T16">)</text:span><text:span text:style-name="T17">S.S.</text:span></text:p>
      <text:p text:style-name="P11"/>
      <text:p text:style-name="P12"><text:span text:style-name="T2">SECRETARY</text:span><text:span text:style-name="T1">’S CERTIFICATE</text:span></text:p>
      <text:p text:style-name="P7"/>
      <text:p text:style-name="P10"><text:span text:style-name="T3"><text:tab/>I, _____________, of legal age, </text:span><text:span text:style-name="T4">Filipino, </text:span><text:span text:style-name="T3">being the duly elected and qualified </text:span><text:span text:style-name="T5">Secretary</text:span><text:span text:style-name="T3"> of </text:span><text:span text:style-name="T6">Usbong Social Systems, Inc.</text:span><text:span text:style-name="T3">, (the “Corporation”) with principal office at </text:span><text:span text:style-name="T7">No. </text:span><text:span text:style-name="T6">2 E. Manalo (formerly, E. Rodriguez) Ave.,</text:span><text:bookmark text:name="_GoBack"/><text:span text:style-name="T6"> Sto. </text:span><text:span text:style-name="T8">Niño, Marikina City, 18</text:span><text:span text:style-name="T9">2</text:span><text:span text:style-name="T8">0, Philippines</text:span><text:span text:style-name="T15">, after having been sworn according to law, hereby depose and state:</text:span></text:p>
      <text:p text:style-name="P9"/>
      <text:p text:style-name="P14"><text:span text:style-name="T19">As Corporate Secretary of said Corporation, </text:span><text:span text:style-name="T18">hereby authorize the opening of a </text:span><text:span text:style-name="T26">Corporate </text:span><text:span text:style-name="T18">account at </text:span><text:span text:style-name="T13">&lt;Bank Name&gt; </text:span><text:span text:style-name="T14">Marikina Branch</text:span><text:span text:style-name="T20"> </text:span><text:span text:style-name="T22">and designate the signatory </text:span><text:span text:style-name="T23">to be myself </text:span><text:span text:style-name="T22">for and in behalf of the Corporation.</text:span></text:p>
      <text:p text:style-name="P20"/>
      <text:p text:style-name="P21"><text:s/></text:p>
      <text:p text:style-name="P15"><text:span text:style-name="T15">Authorized Signatory: </text:span><text:span text:style-name="T24">SYSON, MICHAEL B.</text:span></text:p>
      <text:p text:style-name="P22"/>
      <text:p text:style-name="P22"/>
      <text:p text:style-name="P13"><text:span text:style-name="T15">That all matters set forth </text:span><text:span text:style-name="T25">here </text:span><text:span text:style-name="T15">have been made in good faith, duly verified by me and to the best of my knowledge and belief, are true and correct.</text:span></text:p>
      <text:p text:style-name="P9"/>
      <text:p text:style-name="P10"><text:span text:style-name="T15">IN WITNESS WHEREOF, I have hereunto set my hand this __ day of </text:span><text:span text:style-name="T8">Ma</text:span><text:span text:style-name="T10">rch</text:span><text:span text:style-name="T15"> of </text:span><text:span text:style-name="T8">20</text:span><text:span text:style-name="T10">21</text:span><text:span text:style-name="T15">.</text:span></text:p>
      <text:p text:style-name="P8"/>
      <text:p text:style-name="P1"/>
      <text:p text:style-name="P17">_____________________________</text:p>
      <text:p text:style-name="P2"><text:span text:style-name="T15"><text:s text:c="6"/><text:tab/> <text:s text:c="7"/>&lt;</text:span><text:span text:style-name="T27">Secret</text:span><text:span text:style-name="T28">a</text:span><text:span text:style-name="T27">ry</text:span><text:span text:style-name="T15">’s Complete Name&gt;</text:span></text:p>
      <text:p text:style-name="P3">SECRETARY</text:p>
      <text:p text:style-name="P4"/>
      <text:p text:style-name="P4"/>
      <text:p text:style-name="P5"><text:span text:style-name="T15">Subscribed and sworn to before me in </text:span><text:span text:style-name="T8">Marikina City</text:span><text:span text:style-name="T15">, on this ___ day of </text:span><text:span text:style-name="T8">Ma</text:span><text:span text:style-name="T11">rch</text:span><text:span text:style-name="T8"> 20</text:span><text:span text:style-name="T11">21</text:span><text:span text:style-name="T15">, affiant (</text:span><text:span text:style-name="T8">&lt;</text:span><text:span text:style-name="T12">Secretary</text:span><text:span text:style-name="T8">’s Complete Name&gt;)</text:span><text:span text:style-name="T15"> who exhibited to me his </text:span><text:span text:style-name="T29">Unified Multi-purpose Identification (</text:span><text:span text:style-name="T15">ID</text:span><text:span text:style-name="T29">)</text:span><text:span text:style-name="T15"> </text:span><text:span text:style-name="T29">Card with ID </text:span><text:span text:style-name="T15">No. _______________.</text:span></text:p>
      <text:p text:style-name="P4"/>
      <text:p text:style-name="P23">NOTARY PUBLIC</text:p>
      <text:p text:style-name="P24">My commission expires on __________</text:p>
      <text:p text:style-name="P24">Commission serial no. ______________</text:p>
      <text:p text:style-name="P24">Place of commission________________</text:p>
      <text:p text:style-name="P24">Office address_____________________</text:p>
      <text:p text:style-name="P24">Roll No. ___________ IBP No. _______</text:p>
      <text:p text:style-name="P24">PTR No. ____ Place ______ Date______</text:p>
      <text:p text:style-name="P6"/>
      <text:p text:style-name="P25">Doc. No. ___________;</text:p>
      <text:p text:style-name="P25">Page No. ___________;</text:p>
      <text:p text:style-name="P25">Book No. __________ ;</text:p>
      <text:p text:style-name="P25">Series of ___________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37</meta:editing-cycles>
    <meta:creation-date>2018-11-07T12:17:00</meta:creation-date>
    <dc:date>2021-03-23T09:46:41.458051708</dc:date>
    <meta:editing-duration>PT43M16S</meta:editing-duration>
    <meta:generator>LibreOffice/6.4.6.2$Linux_X86_64 LibreOffice_project/40$Build-2</meta:generator>
    <meta:document-statistic meta:table-count="0" meta:image-count="0" meta:object-count="0" meta:page-count="1" meta:paragraph-count="24" meta:word-count="221" meta:character-count="1478" meta:non-whitespace-character-count="12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